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04C74C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28cm" svg:height="13.228cm" svg:x="0cm" svg:y="0cm">
          <draw:image xlink:href="Pictures/10000000000001F4000001F404C74C5D.png" xlink:type="simple" xlink:show="embed" xlink:actuate="onLoad">
            <text:p/>
          </draw:image>
        </draw:frame>
        <draw:line draw:style-name="gr2" draw:text-style-name="P1" draw:layer="layout" svg:x1="2.794cm" svg:y1="9.706cm" svg:x2="3.302cm" svg:y2="8.128cm">
          <text:p/>
        </draw:line>
        <draw:line draw:style-name="gr2" draw:text-style-name="P1" draw:layer="layout" svg:x1="5.842cm" svg:y1="10.668cm" svg:x2="5.842cm" svg:y2="8.652cm">
          <text:p/>
        </draw:line>
        <draw:frame draw:style-name="gr3" draw:text-style-name="P2" draw:layer="layout" svg:width="2.794cm" svg:height="0.962cm" svg:x="4.572cm" svg:y="6.35cm">
          <draw:text-box>
            <text:p>24,589</text:p>
          </draw:text-box>
        </draw:frame>
        <draw:frame draw:style-name="gr3" draw:text-style-name="P2" draw:layer="layout" svg:width="2.794cm" svg:height="0.962cm" svg:x="4.826cm" svg:y="10.922cm">
          <draw:text-box>
            <text:p>63,550</text:p>
          </draw:text-box>
        </draw:frame>
        <draw:frame draw:style-name="gr3" draw:text-style-name="P2" draw:layer="layout" svg:width="2.794cm" svg:height="0.962cm" svg:x="7.62cm" svg:y="6.096cm">
          <draw:text-box>
            <text:p>39,830</text:p>
          </draw:text-box>
        </draw:frame>
        <draw:frame draw:style-name="gr3" draw:text-style-name="P2" draw:layer="layout" svg:width="2.794cm" svg:height="0.962cm" svg:x="1.27cm" svg:y="9.706cm">
          <draw:text-box>
            <text:p>23,036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6:37:28.179166192</meta:creation-date>
    <dc:date>2014-10-24T16:49:54.120000308</dc:date>
    <meta:editing-duration>PT9M8S</meta:editing-duration>
    <meta:editing-cycles>2</meta:editing-cycles>
    <meta:generator>LibreOffice/4.2.6.3$Linux_X86_64 LibreOffice_project/420m0$Build-3</meta:generator>
    <meta:document-statistic meta:object-count="30"/>
  </office:meta>
</office:document-meta>
</file>